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64cm" fo:min-width="13.724cm"/>
      <style:paragraph-properties style:writing-mode="lr-tb"/>
    </style:style>
    <style:style style:name="gr2" style:family="graphic" style:parent-style-name="standard">
      <style:graphic-properties svg:stroke-color="#000000" draw:fill-color="#ffbf00" draw:textarea-horizontal-align="justify" draw:textarea-vertical-align="middle" draw:auto-grow-height="false" fo:min-height="2.417cm" fo:min-width="3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2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5.691cm" fo:min-width="8.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306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3.604cm" fo:min-width="17.6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954cm"/>
      <style:paragraph-properties style:writing-mode="lr-tb"/>
    </style:style>
    <style:style style:name="gr10" style:family="graphic" style:parent-style-name="standard">
      <style:graphic-properties svg:stroke-color="#000000" draw:fill-color="#ffbf00" draw:textarea-horizontal-align="justify" draw:textarea-vertical-align="middle" draw:auto-grow-height="false" fo:min-height="3.356cm" fo:min-width="3.908cm"/>
      <style:paragraph-properties style:writing-mode="lr-tb"/>
    </style:style>
    <style:style style:name="gr11" style:family="graphic" style:parent-style-name="standard">
      <style:graphic-properties svg:stroke-color="#000000" draw:fill-color="#ffbf00" draw:textarea-horizontal-align="justify" draw:textarea-vertical-align="middle" draw:auto-grow-height="false" fo:min-height="3.464cm" fo:min-width="3.908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6.854cm" fo:min-width="19.64cm"/>
      <style:paragraph-properties style:writing-mode="lr-tb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2.417cm" fo:min-width="3.945cm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2.417cm" fo:min-width="6.1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2.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weight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Comfortaa" fo:font-size="32pt"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-color="#ffbf00"/>
      <style:paragraph-properties fo:text-align="center" style:writing-mode="lr-tb"/>
      <style:text-properties fo:color="#000000" loext:opacity="100%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T1" style:family="text">
      <style:text-properties style:font-name="Comfortaa" fo:font-size="32pt" fo:font-weight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8.89cm" svg:x="31.754cm" svg:y="24.7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445cm" svg:height="2.667cm" svg:x="40.637cm" svg:y="25.378cm">
          <text:p text:style-name="P2">Metric</text:p>
          <text:p text:style-name="P2">(Distances,jl)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667cm" svg:x="33.415cm" svg:y="30.122cm">
          <text:p text:style-name="P2">Progrm</text:p>
          <text:p text:style-name="P2">Derivativ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21cm" svg:height="1.568cm" svg:x="32.133cm" svg:y="25.506cm">
          <draw:text-box>
            <text:p><text:span text:style-name="T1">Distan</text:span><text:span text:style-name="T1">ces</text:span></text:p>
          </draw:text-box>
        </draw:frame>
        <draw:frame draw:style-name="gr4" draw:text-style-name="P5" draw:layer="layout" svg:width="2.675cm" svg:height="1.043cm" svg:x="38.514cm" svg:y="32.098cm">
          <draw:text-box>
            <text:p>uses</text:p>
          </draw:text-box>
        </draw:frame>
        <draw:connector draw:style-name="gr5" draw:text-style-name="P6" draw:layer="layout" svg:x1="37.86cm" svg:y1="31.455cm" svg:x2="40.637cm" svg:y2="31.455cm" draw:start-shape="id1" draw:start-glue-point="1" draw:end-shape="id2" svg:d="M37860 31455h2777" svg:viewBox="0 0 2778 1">
          <text:p/>
        </draw:connector>
        <draw:custom-shape draw:style-name="gr2" draw:text-style-name="P3" xml:id="id2" draw:id="id2" draw:layer="layout" svg:width="4.445cm" svg:height="2.667cm" svg:x="40.637cm" svg:y="30.122cm">
          <text:p text:style-name="P2">Strlendist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2.859cm" svg:y1="30.122cm" svg:x2="42.859cm" svg:y2="28.045cm" draw:start-shape="id2" draw:start-glue-point="0" draw:end-shape="id3" svg:d="M42859 30122v-2077" svg:viewBox="0 0 1 2078">
          <text:p/>
        </draw:connector>
        <draw:frame draw:style-name="gr4" draw:text-style-name="P5" draw:layer="layout" svg:width="1.451cm" svg:height="1.043cm" svg:x="43.267cm" svg:y="28.907cm">
          <draw:text-box>
            <text:p>isa</text:p>
          </draw:text-box>
        </draw:frame>
        <draw:custom-shape draw:style-name="gr6" draw:text-style-name="P1" draw:layer="layout" svg:width="8.71cm" svg:height="5.941cm" svg:x="33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4.445cm" svg:height="2.667cm" svg:x="34.417cm" svg:y="11.274cm">
          <text:p text:style-name="P2">S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5.806cm" svg:height="1.568cm" svg:x="35.903cm" svg:y="8.968cm">
          <draw:text-box>
            <text:p><text:span text:style-name="T1">Object</text:span></text:p>
          </draw:text-box>
        </draw:frame>
        <draw:custom-shape draw:style-name="gr8" draw:text-style-name="P1" draw:layer="layout" svg:width="18.161cm" svg:height="23.854cm" svg:x="8.672cm" svg:y="22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6.454cm" svg:height="1.568cm" svg:x="19.975cm" svg:y="22.576cm">
          <draw:text-box>
            <text:p><text:span text:style-name="T1">Sampling</text:span></text:p>
          </draw:text-box>
        </draw:frame>
        <draw:custom-shape draw:style-name="gr10" draw:text-style-name="P8" xml:id="id4" draw:id="id4" draw:layer="layout" svg:width="4.408cm" svg:height="3.606cm" svg:x="21.417cm" svg:y="40.336cm">
          <text:p text:style-name="P7"><text:span text:style-name="T2">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6" draw:id="id6" draw:layer="layout" svg:width="4.408cm" svg:height="3.714cm" svg:x="16.046cm" svg:y="40.282cm">
          <text:p text:style-name="P7"><text:span text:style-name="T2">Bit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5" draw:id="id5" draw:layer="layout" svg:width="4.408cm" svg:height="3.606cm" svg:x="18.967cm" svg:y="32.685cm">
          <text:p text:style-name="P7"><text:span text:style-name="T2">Numeric</text:span></text:p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451cm" svg:height="1.043cm" svg:x="20.31cm" svg:y="38.677cm">
          <draw:text-box>
            <text:p>isa</text:p>
          </draw:text-box>
        </draw:frame>
        <draw:connector draw:style-name="gr5" draw:text-style-name="P6" draw:layer="layout" svg:x1="23.621cm" svg:y1="40.336cm" svg:x2="21.171cm" svg:y2="36.291cm" draw:start-shape="id4" draw:start-glue-point="0" draw:end-shape="id5" svg:d="M23621 40336v-2022h-2450v-2023" svg:viewBox="0 0 2451 4046">
          <text:p/>
        </draw:connector>
        <draw:connector draw:style-name="gr5" draw:text-style-name="P6" draw:layer="layout" svg:x1="18.25cm" svg:y1="40.282cm" svg:x2="21.171cm" svg:y2="36.291cm" draw:start-shape="id6" draw:start-glue-point="0" draw:end-shape="id5" draw:end-glue-point="2" svg:d="M18250 40282v-1995h2921v-1996" svg:viewBox="0 0 2922 3992">
          <text:p/>
        </draw:connector>
        <draw:custom-shape draw:style-name="gr2" draw:text-style-name="P3" xml:id="id7" draw:id="id7" draw:layer="layout" svg:width="4.445cm" svg:height="2.667cm" svg:x="9.694cm" svg:y="33.155cm">
          <text:p text:style-name="P2">C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18.967cm" svg:y1="34.488cm" svg:x2="14.139cm" svg:y2="34.488cm" draw:start-shape="id5" draw:start-glue-point="3" draw:end-shape="id7" draw:end-glue-point="1" svg:d="M18967 34488h-4828" svg:viewBox="0 0 4829 1">
          <text:p/>
        </draw:connector>
        <draw:frame draw:style-name="gr4" draw:text-style-name="P5" draw:layer="layout" svg:width="2.675cm" svg:height="1.043cm" svg:x="15.909cm" svg:y="34.69cm">
          <draw:text-box>
            <text:p>use</text:p>
          </draw:text-box>
        </draw:frame>
        <draw:custom-shape draw:style-name="gr10" draw:text-style-name="P8" xml:id="id15" draw:id="id15" draw:layer="layout" svg:width="4.408cm" svg:height="3.606cm" svg:x="13.117cm" svg:y="25.1cm"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451cm" svg:height="1.043cm" svg:x="17.254cm" svg:y="29.391cm">
          <draw:text-box>
            <text:p>isa</text:p>
          </draw:text-box>
        </draw:frame>
        <draw:connector draw:style-name="gr5" draw:text-style-name="P6" draw:layer="layout" svg:x1="21.171cm" svg:y1="32.685cm" svg:x2="15.747cm" svg:y2="28.656cm" draw:start-shape="id5" draw:start-glue-point="0" svg:d="M21171 32685v-2265h-5424v-1764" svg:viewBox="0 0 5425 4030">
          <text:p/>
        </draw:connector>
        <draw:custom-shape draw:style-name="gr12" draw:text-style-name="P9" draw:layer="layout" svg:width="20.14cm" svg:height="17.104cm" svg:x="11.668cm" svg:y="3.7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4.445cm" svg:height="2.667cm" svg:x="16.13cm" svg:y="4.798cm">
          <text:p text:style-name="P2">Stepping</text:p>
          <text:p text:style-name="P2">Optimiz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925cm" svg:height="1.043cm" svg:x="20.329cm" svg:y="8.507cm">
          <draw:text-box>
            <text:p>implements</text:p>
          </draw:text-box>
        </draw:frame>
        <draw:custom-shape draw:style-name="gr14" draw:text-style-name="P10" xml:id="id12" draw:id="id12" draw:layer="layout" svg:width="6.604cm" svg:height="2.667cm" svg:x="23.091cm" svg:y="4.825cm">
          <text:p text:style-name="P2">Optimization</text:p>
          <text:p text:style-name="P2">Problem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8.351cm" svg:y1="16.883cm" svg:x2="18.352cm" svg:y2="13.941cm" draw:start-shape="id8" draw:start-glue-point="0" draw:end-shape="id9" draw:end-glue-point="2" svg:d="M18351 16883v-1472h1v-1470" svg:viewBox="0 0 2 2943">
          <text:p/>
        </draw:connector>
        <draw:connector draw:style-name="gr5" draw:text-style-name="P6" draw:layer="layout" svg:x1="18.352cm" svg:y1="11.274cm" svg:x2="18.352cm" svg:y2="7.465cm" draw:start-shape="id9" draw:start-glue-point="0" draw:end-shape="id10" draw:end-glue-point="2" svg:d="M18352 11274v-3809" svg:viewBox="0 0 1 3810">
          <text:p/>
        </draw:connector>
        <draw:custom-shape draw:style-name="gr2" draw:text-style-name="P3" xml:id="id11" draw:id="id11" draw:layer="layout" svg:width="4.445cm" svg:height="2.667cm" svg:x="24.171cm" svg:y="11.274cm">
          <text:p text:style-name="P2">SUT</text:p>
          <text:p text:style-name="P2">Problem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26.393cm" svg:y1="11.274cm" svg:x2="26.393cm" svg:y2="7.492cm" draw:start-shape="id11" draw:end-shape="id12" svg:d="M26393 11274v-3782" svg:viewBox="0 0 1 3783">
          <text:p/>
        </draw:connector>
        <draw:frame draw:style-name="gr15" draw:text-style-name="P4" draw:layer="layout" svg:width="3.19cm" svg:height="1.568cm" svg:x="11.87cm" svg:y="4.189cm">
          <draw:text-box>
            <text:p><text:span text:style-name="T1">BBO</text:span></text:p>
          </draw:text-box>
        </draw:frame>
        <draw:connector draw:style-name="gr5" draw:text-style-name="P6" draw:layer="layout" svg:x1="25.343cm" svg:y1="16.883cm" svg:x2="18.352cm" svg:y2="13.941cm" draw:start-shape="id13" draw:start-glue-point="0" draw:end-shape="id9" draw:end-glue-point="2" svg:d="M25343 16883v-1472h-6991v-1470" svg:viewBox="0 0 6992 2943">
          <text:p/>
        </draw:connector>
        <draw:frame draw:style-name="gr4" draw:text-style-name="P5" draw:layer="layout" svg:width="4.925cm" svg:height="1.043cm" svg:x="20.329cm" svg:y="14.311cm">
          <draw:text-box>
            <text:p>implements</text:p>
          </draw:text-box>
        </draw:frame>
        <draw:custom-shape draw:style-name="gr2" draw:text-style-name="P3" xml:id="id9" draw:id="id9" draw:layer="layout" svg:width="4.445cm" svg:height="2.667cm" svg:x="16.13cm" svg:y="11.274cm">
          <text:p text:style-name="P2">Boundary</text:p>
          <text:p text:style-name="P2">Candidate</text:p>
          <text:p text:style-name="P2">Detec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4.445cm" svg:height="2.667cm" svg:x="23.121cm" svg:y="16.883cm">
          <text:p text:style-name="P2">Boundary</text:p>
          <text:p text:style-name="P2">Crossing</text:p>
          <text:p text:style-name="P2">Search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445cm" svg:height="2.667cm" svg:x="16.129cm" svg:y="16.883cm">
          <text:p text:style-name="P2">Local</text:p>
          <text:p text:style-name="P2">Neighbor</text:p>
          <text:p text:style-name="P2">Sampling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20.575cm" svg:y1="12.607cm" svg:x2="24.171cm" svg:y2="12.607cm" draw:start-shape="id9" draw:start-glue-point="1" draw:end-shape="id11" svg:d="M20575 12607h3596" svg:viewBox="0 0 3597 1">
          <text:p/>
        </draw:connector>
        <draw:frame draw:style-name="gr4" draw:text-style-name="P5" draw:layer="layout" svg:width="2.766cm" svg:height="1.043cm" svg:x="21.208cm" svg:y="11.514cm">
          <draw:text-box>
            <text:p>solves</text:p>
          </draw:text-box>
        </draw:frame>
        <draw:frame draw:style-name="gr4" draw:text-style-name="P5" draw:layer="layout" svg:width="2.766cm" svg:height="1.043cm" svg:x="29.608cm" svg:y="11.515cm">
          <draw:text-box>
            <text:p>wraps</text:p>
          </draw:text-box>
        </draw:frame>
        <draw:connector draw:style-name="gr5" draw:text-style-name="P6" draw:layer="layout" svg:x1="28.616cm" svg:y1="12.607cm" svg:x2="34.417cm" svg:y2="12.607cm" draw:start-shape="id11" draw:start-glue-point="1" draw:end-shape="id14" svg:d="M28616 12607h5801" svg:viewBox="0 0 5802 1">
          <text:p/>
        </draw:connector>
        <draw:frame draw:style-name="gr16" draw:text-style-name="P5" draw:layer="layout" svg:width="2.126cm" svg:height="1.27cm" svg:x="13.071cm" svg:y="17.256cm">
          <draw:text-box>
            <text:p>uses</text:p>
          </draw:text-box>
        </draw:frame>
        <draw:connector draw:style-name="gr5" draw:text-style-name="P6" draw:layer="layout" svg:x1="16.13cm" svg:y1="12.607cm" svg:x2="15.321cm" svg:y2="25.1cm" draw:start-shape="id9" draw:start-glue-point="3" draw:end-shape="id15" draw:end-glue-point="0" svg:d="M16130 12607h-809v12493" svg:viewBox="0 0 810 12494">
          <text:p/>
        </draw:connector>
        <draw:custom-shape draw:style-name="gr2" draw:text-style-name="P8" xml:id="id16" draw:id="id16" draw:layer="layout" svg:width="4.445cm" svg:height="2.667cm" svg:x="33.512cm" svg:y="16.883cm">
          <text:p text:style-name="P7"><text:span text:style-name="T2">Next</text:span></text:p>
          <text:p text:style-name="P7"><text:span text:style-name="T2">Boundary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766cm" svg:height="1.27cm" svg:x="29.271cm" svg:y="17.256cm">
          <draw:text-box>
            <text:p>uses</text:p>
          </draw:text-box>
        </draw:frame>
        <draw:connector draw:style-name="gr5" draw:text-style-name="P6" draw:layer="layout" svg:x1="27.566cm" svg:y1="18.216cm" svg:x2="33.512cm" svg:y2="18.216cm" draw:start-shape="id13" draw:end-shape="id16" draw:end-glue-point="3" svg:d="M27566 18216h5946" svg:viewBox="0 0 5947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0.333cm" fo:page-height="51.4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09:47:15.204321430</meta:creation-date>
    <dc:date>2022-07-23T01:27:36.112254065</dc:date>
    <meta:editing-duration>P19DT14H52M1S</meta:editing-duration>
    <meta:editing-cycles>244</meta:editing-cycles>
    <meta:generator>LibreOffice/7.3.4.2$Linux_X86_64 LibreOffice_project/30$Build-2</meta:generator>
    <meta:document-statistic meta:object-count="49"/>
  </office:meta>
</office:document-meta>
</file>